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8000014840000148494C6DA5C4B01B2B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2" style:family="graphic" style:parent-style-name="standard">
      <style:graphic-properties draw:stroke="dash" draw:stroke-dash="Fine_20_Dashed" svg:stroke-color="#000000" draw:opacity="0%" draw:opacity-name="" draw:textarea-horizontal-align="justify" draw:textarea-vertical-align="middle" draw:auto-grow-height="false" fo:min-height="2.35cm" fo:min-width="5.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3" style:family="paragraph"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Accanthis ADF Std"/>
    </style:style>
    <style:style style:name="T2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Accanthis ADF St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</text:span><text:span text:style-name="T1">et</text:span><text:span text:style-name="T1">e</text:span><text:span text:style-name="T1">c</text:span><text:span text:style-name="T1">ci</text:span><text:span text:style-name="T1">ó</text:span><text:span text:style-name="T1">n </text:span><text:span text:style-name="T1">d</text:span><text:span text:style-name="T1">e </text:span></text:p>
          <text:p text:style-name="P2"><text:span text:style-name="T1">la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btención de </text:span><text:span text:style-name="T1">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btención de Altur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 </text:span><text:span text:style-name="T1">y </text:span></text:p>
          <text:p text:style-name="P2"><text:span text:style-name="T1">Altura 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6" draw:layer="layout" svg:width="6.59cm" svg:height="0.962cm" svg:x="10cm" svg:y="1.2cm">
          <draw:text-box>
            <text:p text:style-name="P5">esquemaGeneral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etección manual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ulo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</text:span></text:p>
          <text:p text:style-name="P2"><text:span text:style-name="T1">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5" draw:text-style-name="P6" draw:layer="layout" svg:width="3.529cm" svg:height="0.962cm" svg:x="12.2cm" svg:y="1.6cm">
          <draw:text-box>
            <text:p text:style-name="P5">proto1.p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7" draw:text-style-name="P8" draw:layer="layout" svg:width="4cm" svg:height="4cm" svg:x="10.4cm" svg:y="3.9cm">
          <draw:image xlink:href="Pictures/20000018000014840000148494C6DA5C4B01B2B5.svm" xlink:type="simple" xlink:show="embed" xlink:actuate="onLoad">
            <text:p/>
          </draw:image>
        </draw:frame>
        <draw:custom-shape draw:style-name="gr8" draw:text-style-name="P10" draw:layer="layout" svg:width="2.4cm" svg:height="0.7cm" svg:x="11.3cm" svg:y="4.6cm">
          <text:p text:style-name="P9"><text:span text:style-name="T2">Kinec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8cm" svg:height="1.8cm" svg:x="9.6cm" svg:y="8.5cm">
          <text:p text:style-name="P11"><text:span text:style-name="T1">Obtener imagen de </text:span></text:p>
          <text:p text:style-name="P11"><text:span text:style-name="T1">Profundidad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8cm" svg:height="2.6cm" svg:x="9.6cm" svg:y="11.6cm">
          <text:p text:style-name="P11"><text:span text:style-name="T1">Binarizar imagen a </text:span></text:p>
          <text:p text:style-name="P11"><text:span text:style-name="T1">través de umbral</text:span></text:p>
          <text:p text:style-name="P11"><text:span text:style-name="T1"><text:s/></text:span><text:span text:style-name="T1">dado por el usuario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8cm" svg:height="2.4cm" svg:x="9.6cm" svg:y="15.6cm">
          <text:p text:style-name="P11"><text:span text:style-name="T1">Hallar el contorno</text:span></text:p>
          <text:p text:style-name="P11"><text:span text:style-name="T1">en la imagen </text:span></text:p>
          <text:p text:style-name="P11"><text:span text:style-name="T1">binarizada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9.227cm" svg:height="0.962cm" svg:x="7.8cm" svg:y="1.4cm">
          <draw:text-box>
            <text:p text:style-name="P13">esquemaDeteccionManual.png</text:p>
          </draw:text-box>
        </draw:frame>
        <draw:line draw:style-name="gr4" draw:text-style-name="P4" draw:layer="layout" svg:x1="12.4cm" svg:y1="6.4cm" svg:x2="12.4cm" svg:y2="8.5cm">
          <text:p/>
        </draw:line>
        <draw:line draw:style-name="gr4" draw:text-style-name="P4" draw:layer="layout" svg:x1="12.4cm" svg:y1="10.3cm" svg:x2="12.4cm" svg:y2="11.6cm">
          <text:p/>
        </draw:line>
        <draw:line draw:style-name="gr4" draw:text-style-name="P4" draw:layer="layout" svg:x1="12.4cm" svg:y1="14.2cm" svg:x2="12.4cm" svg:y2="15.6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2" draw:text-style-name="P16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8cm" svg:height="1.8cm" svg:x="10.1cm" svg:y="4.7cm">
          <text:p text:style-name="P11"><text:span text:style-name="T3">Módulo de </text:span></text:p>
          <text:p text:style-name="P11"><text:span text:style-name="T3">Detecció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729cm" svg:height="0.962cm" svg:x="9.2cm" svg:y="1.6cm">
          <draw:text-box>
            <text:p text:style-name="P5">esquemaPosicion.png</text:p>
          </draw:text-box>
        </draw:frame>
        <draw:custom-shape draw:style-name="gr9" draw:text-style-name="P12" draw:layer="layout" svg:width="5.8cm" svg:height="1.8cm" svg:x="10.1cm" svg:y="8.4cm">
          <text:p text:style-name="P11"><text:span text:style-name="T1">Obtener contorno </text:span></text:p>
          <text:p text:style-name="P11"><text:span text:style-name="T1">detectado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8cm" svg:height="2.5cm" svg:x="10.1cm" svg:y="11.6cm">
          <text:p text:style-name="P11"><text:span text:style-name="T1">Calcul</text:span><text:span text:style-name="T1">ar </text:span><text:span text:style-name="T1">centroi</text:span><text:span text:style-name="T1">de </text:span></text:p>
          <text:p text:style-name="P11"><text:span text:style-name="T1"><text:s/></text:span><text:span text:style-name="T1">de la </text:span><text:span text:style-name="T1">figura </text:span><text:span text:style-name="T1">genera</text:span><text:span text:style-name="T1">da </text:span></text:p>
          <text:p text:style-name="P11"><text:span text:style-name="T1">del </text:span><text:span text:style-name="T1">contor</text:span><text:span text:style-name="T1">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4" draw:text-style-name="P12" draw:layer="layout" svg:width="5.8cm" svg:height="2.3cm" svg:x="10.1cm" svg:y="15.5cm">
          <text:p text:style-name="P11"><text:span text:style-name="T1">Almacenar </text:span></text:p>
          <text:p text:style-name="P11"><text:span text:style-name="T1">posición en </text:span></text:p>
          <text:p text:style-name="P11"><text:span text:style-name="T1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9" draw:text-style-name="P12" draw:layer="layout" svg:width="5.8cm" svg:height="1.8cm" svg:x="8.8cm" svg:y="6.6cm">
          <text:p text:style-name="P11"><text:span text:style-name="T1">Ob</text:span><text:span text:style-name="T1">ten</text:span><text:span text:style-name="T1">er </text:span><text:span text:style-name="T1">po</text:span><text:span text:style-name="T1">sici</text:span><text:span text:style-name="T1">ón </text:span></text:p>
          <text:p text:style-name="P11"><text:span text:style-name="T1">del </text:span><text:span text:style-name="T1">arc</text:span><text:span text:style-name="T1">hiv</text:span><text:span text:style-name="T1">o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47cm" svg:height="0.962cm" svg:x="7.8cm" svg:y="2.8cm">
          <draw:text-box>
            <text:p text:style-name="P5">esquemaProyeccion.png</text:p>
          </draw:text-box>
        </draw:frame>
        <draw:custom-shape draw:style-name="gr11" draw:text-style-name="P12" draw:layer="layout" svg:width="5.8cm" svg:height="2.4cm" svg:x="8.8cm" svg:y="9.7cm">
          <text:p text:style-name="P11"><text:span text:style-name="T1">Posicionar la cámara</text:span></text:p>
          <text:p text:style-name="P11"><text:span text:style-name="T1">en la misma </text:span></text:p>
          <text:p text:style-name="P11"><text:span text:style-name="T1">posició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8cm" svg:height="2.4cm" svg:x="8.8cm" svg:y="13.3cm">
          <text:p text:style-name="P11"><text:span text:style-name="T1">Orientar la cámara</text:span></text:p>
          <text:p text:style-name="P11"><text:span text:style-name="T1"><text:s/></text:span><text:span text:style-name="T1">en el centro del </text:span></text:p>
          <text:p text:style-name="P11"><text:span text:style-name="T1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7" draw:text-style-name="P8" draw:layer="layout" svg:width="4cm" svg:height="4cm" svg:x="10.4cm" svg:y="3.9cm">
          <draw:image xlink:href="Pictures/20000018000014840000148494C6DA5C4B01B2B5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custom-shape draw:style-name="gr2" draw:text-style-name="P3" draw:layer="layout" svg:width="6cm" svg:height="1.8cm" svg:x="10.8cm" svg:y="4.601cm">
          <text:p text:style-name="P2"><text:span text:style-name="T1">Detección automátic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01cm">
          <text:p text:style-name="P2"><text:span text:style-name="T1">Cálculo de Altura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01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 y</text:span></text:p>
          <text:p text:style-name="P2"><text:span text:style-name="T1">Altura 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01cm" svg:x2="13.8cm" svg:y2="7.401cm">
          <text:p/>
        </draw:line>
        <draw:line draw:style-name="gr4" draw:text-style-name="P4" draw:layer="layout" svg:x1="13.8cm" svg:y1="9.201cm" svg:x2="13.8cm" svg:y2="10.201cm">
          <text:p/>
        </draw:line>
        <draw:frame draw:style-name="gr5" draw:text-style-name="P6" draw:layer="layout" svg:width="3.529cm" svg:height="0.962cm" svg:x="12.2cm" svg:y="2.238cm">
          <draw:text-box>
            <text:p text:style-name="P5">proto2.png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03T13:57:18.100050778</dc:date>
    <meta:editing-duration>PT9M18S</meta:editing-duration>
    <meta:editing-cycles>3</meta:editing-cycles>
    <meta:generator>LibreOffice/5.1.6.2$Linux_X86_64 LibreOffice_project/10m0$Build-2</meta:generator>
    <meta:document-statistic meta:object-count="80"/>
  </office:meta>
</office:document-meta>
</file>